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18A00000142C9D98B23.svm" manifest:media-type=""/>
  <manifest:file-entry manifest:full-path="Pictures/20000001000002000000012DFBFE4B2B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20000020E0000010D1455B8D6.eps" manifest:media-type=""/>
  <manifest:file-entry manifest:full-path="Pictures/20000001000001810000012D12A8068C.svm" manifest:media-type=""/>
  <manifest:file-entry manifest:full-path="Pictures/2000000100000185000001422D48D2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.578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XB Tabriz'" style:font-pitch="variable"/>
    </style:style>
    <style:style style:name="P4" style:family="paragraph">
      <style:text-properties fo:font-family="'XB Tabriz'" style:font-pitch="variable"/>
    </style:style>
    <style:style style:name="T1" style:family="text">
      <style:text-properties fo:font-family="'XB Tabriz'" style:font-pitch="variable" fo:font-size="10pt" style:font-size-asian="10pt" style:font-size-complex="10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442cm" svg:height="4.317cm" svg:x="2.181cm" svg:y="0.728cm">
          <draw:image xlink:href="Pictures/200000020000020E0000010D1455B8D6.eps" xlink:type="simple" xlink:show="embed" xlink:actuate="onLoad">
            <text:p/>
          </draw:image>
        </draw:frame>
        <draw:frame draw:style-name="gr2" draw:text-style-name="P1" draw:layer="layout" svg:width="0.739cm" svg:height="0.365cm" svg:x="7.572cm" svg:y="0.30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7.569cm" svg:y="5.12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10.451cm" svg:y="3.468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7.374cm" svg:y="3.468cm">
          <draw:image xlink:href="Pictures/200000010000018500000142AEA88071.svm" xlink:type="simple" xlink:show="embed" xlink:actuate="onLoad">
            <text:p/>
          </draw:image>
        </draw:frame>
        <draw:connector draw:style-name="gr6" draw:text-style-name="P1" draw:layer="layout" draw:line-skew="-0.276cm" svg:x1="11.102cm" svg:y1="1.571cm" svg:x2="10.542cm" svg:y2="1.815cm" svg:d="m11102 1571h-556v244h-4">
          <text:p/>
        </draw:connector>
        <draw:frame draw:style-name="gr7" draw:text-style-name="P1" draw:layer="layout" svg:width="0.466cm" svg:height="0.385cm" svg:x="10.435cm" svg:y="2.287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1" draw:layer="layout" svg:width="0.203cm" svg:height="0.289cm" svg:x="6.865cm" svg:y="1.501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2" draw:layer="layout" svg:width="1.133cm" svg:height="0.876cm" svg:x="6.772cm" svg:y="1.443cm">
          <draw:text-box>
            <text:p><text:span text:style-name="T1">حوالہ</text:span></text:p>
          </draw:text-box>
        </draw:frame>
        <draw:frame draw:style-name="gr3" draw:text-style-name="P1" draw:layer="layout" svg:width="0.745cm" svg:height="0.36cm" svg:x="9.916cm" svg:y="5.123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203cm" svg:height="0.289cm" svg:x="10.641cm" svg:y="0.687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2" draw:layer="layout" svg:width="1.247cm" svg:height="0.876cm" svg:x="10.509cm" svg:y="0.592cm">
          <draw:text-box>
            <text:p><text:span text:style-name="T1">عکس</text:span></text:p>
          </draw:text-box>
        </draw:frame>
        <draw:line draw:style-name="gr10" draw:text-style-name="P3" draw:layer="layout" svg:x1="10.509cm" svg:y1="0.962cm" svg:x2="10.509cm" svg:y2="1.332cm">
          <text:p/>
        </draw:line>
        <draw:frame draw:style-name="gr2" draw:text-style-name="P1" draw:layer="layout" svg:width="0.739cm" svg:height="0.365cm" svg:x="2.226cm" svg:y="0.30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2.223cm" svg:y="5.12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456cm" svg:height="0.385cm" svg:x="5.089cm" svg:y="3.468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2.028cm" svg:y="3.468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66cm" svg:height="0.385cm" svg:x="5.089cm" svg:y="2.518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1" draw:layer="layout" svg:width="0.203cm" svg:height="0.289cm" svg:x="1.519cm" svg:y="1.482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2" draw:layer="layout" svg:width="1.133cm" svg:height="0.876cm" svg:x="1.426cm" svg:y="1.424cm">
          <draw:text-box>
            <text:p><text:span text:style-name="T1">حوالہ</text:span></text:p>
          </draw:text-box>
        </draw:frame>
        <draw:frame draw:style-name="gr3" draw:text-style-name="P1" draw:layer="layout" svg:width="0.745cm" svg:height="0.36cm" svg:x="4.57cm" svg:y="5.123cm">
          <draw:image xlink:href="Pictures/200000010000026E0000012D2A70A9BF.svm" xlink:type="simple" xlink:show="embed" xlink:actuate="onLoad">
            <text:p/>
          </draw:image>
        </draw:frame>
        <draw:frame draw:style-name="gr11" draw:text-style-name="P1" draw:layer="layout" svg:width="0.472cm" svg:height="0.385cm" svg:x="2.022cm" svg:y="2.518cm">
          <draw:image xlink:href="Pictures/200000010000018A00000142C9D98B23.svm" xlink:type="simple" xlink:show="embed" xlink:actuate="onLoad">
            <text:p/>
          </draw:image>
        </draw:frame>
        <draw:frame draw:style-name="gr8" draw:text-style-name="P1" draw:layer="layout" svg:width="0.203cm" svg:height="0.289cm" svg:x="5.331cm" svg:y="1.02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2" draw:layer="layout" svg:width="1.275cm" svg:height="0.876cm" svg:x="5.238cm" svg:y="0.962cm">
          <draw:text-box>
            <text:p><text:span text:style-name="T1">عکس</text:span></text:p>
          </draw:text-box>
        </draw:frame>
        <draw:line draw:style-name="gr10" draw:text-style-name="P3" draw:layer="layout" svg:x1="5.199cm" svg:y1="1.295cm" svg:x2="5.199cm" svg:y2="1.665cm">
          <text:p/>
        </draw:line>
        <draw:frame draw:style-name="gr12" draw:text-style-name="P4" draw:layer="layout" svg:width="0.937cm" svg:height="0.911cm" svg:x="11.471cm" svg:y="4.524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12" draw:text-style-name="P4" draw:layer="layout" svg:width="1.2cm" svg:height="0.911cm" svg:x="0.501cm" svg:y="4.524cm">
          <draw:text-box>
            <text:p><text:span text:style-name="T2">(</text:span><text:span text:style-name="T2">ب</text:span><text:span text:style-name="T2">)</text:span></text:p>
          </draw:text-box>
        </draw:frame>
        <draw:frame draw:style-name="gr13" draw:text-style-name="P1" draw:layer="layout" svg:width="0.461cm" svg:height="0.36cm" svg:x="11.289cm" svg:y="1.411cm">
          <draw:image xlink:href="Pictures/20000001000001810000012D12A8068C.svm" xlink:type="simple" xlink:show="embed" xlink:actuate="onLoad">
            <text:p/>
          </draw:image>
        </draw:frame>
        <draw:connector draw:style-name="gr6" draw:text-style-name="P1" draw:layer="layout" draw:line-skew="-0.276cm" svg:x1="11.102cm" svg:y1="2.83cm" svg:x2="10.542cm" svg:y2="3.074cm" svg:d="m11102 2830h-556v244h-4">
          <text:p/>
        </draw:connector>
        <draw:frame draw:style-name="gr14" draw:text-style-name="P1" draw:layer="layout" svg:width="0.613cm" svg:height="0.36cm" svg:x="11.289cm" svg:y="2.67cm">
          <draw:image xlink:href="Pictures/20000001000002000000012DFBFE4B2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7T09:08:11</meta:creation-date>
    <meta:editing-duration>PT2H3M35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09-07T11:32:31</dc:date>
    <dc:creator>kkk </dc:creator>
    <meta:document-statistic meta:object-count="30"/>
    <meta:template xlink:type="simple" xlink:actuate="onRequest" xlink:title="kkkFigures" xlink:href="../../../../../.libreoffice/3/user/template/kkkFigures.otg" meta:date="2014-09-07T09:08:10"/>
  </office:meta>
</office:document-meta>
</file>